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bold" style:font-weight-asian="bold" style:font-weight-complex="bold"/>
    </style:style>
    <style:style style:name="P3" style:family="paragraph" style:parent-style-name="Text_20_body" style:list-style-name="L1">
      <style:text-properties fo:font-weight="bold" officeooo:paragraph-rsid="000eb22d" style:font-weight-asian="bold" style:font-weight-complex="bold"/>
    </style:style>
    <style:style style:name="P4" style:family="paragraph" style:parent-style-name="Text_20_body" style:list-style-name="L1">
      <style:text-properties fo:font-weight="bold" officeooo:paragraph-rsid="000b8239" style:font-weight-asian="bold" style:font-weight-complex="bold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oftware process models: waterfall</text:h>
      <text:list xml:id="list2923104403" text:style-name="L1">
        <text:list-item>
          <text:list>
            <text:list-item>
              <text:p text:style-name="P3">Koncept</text:p>
            </text:list-item>
            <text:list-item>
              <text:p text:style-name="P2">Problemer</text:p>
            </text:list-item>
            <text:list-item>
              <text:p text:style-name="P1"><text:span text:style-name="T1">Andre emner</text:span> </text:p>
              <text:list>
                <text:list-item>
                  <text:p text:style-name="P1">Software process model: incremental and iterative</text:p>
                </text:list-item>
                <text:list-item>
                  <text:p text:style-name="P1">Software process model: integration &amp; configuration</text:p>
                </text:list-item>
              </text:list>
            </text:list-item>
          </text:list>
        </text:list-item>
      </text:list>
      <text:h text:style-name="P5" text:outline-level="1">Software process model: incremental and iterative</text:h>
      <text:list xml:id="list122542658577044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Software process model: integration &amp; configuration</text:h>
      <text:list xml:id="list122543917179694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Comparison of plan-driven and agile software engineering processes, including analysis of home grounds</text:h>
      <text:list xml:id="list122544293245720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Key features of Scrum</text:h>
      <text:list xml:id="list122543901198643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Key features of RUP</text:h>
      <text:list xml:id="list122544333160047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Requirements Elicitation and Management</text:h>
      <text:list xml:id="list122543884091142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Managing change to requirements</text:h>
      <text:list xml:id="list122543988935385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Quality Control: Verification and Validation</text:h>
      <text:list xml:id="list122543133068788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Risk Management</text:h>
      <text:list xml:id="list122544014373363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Project Planning and Management</text:h>
      <text:list xml:id="list122543656199839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Quality Management: How is quality defined - agile versus plan driven approaches</text:h>
      <text:list xml:id="list122543169375415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  <text:h text:style-name="P5" text:outline-level="1">Configuration Management</text:h>
      <text:list xml:id="list122543618628289" text:continue-numbering="true" text:style-name="L1">
        <text:list-item>
          <text:list>
            <text:list-item>
              <text:p text:style-name="P4">Koncept</text:p>
            </text:list-item>
            <text:list-item>
              <text:p text:style-name="P4">Problemer</text:p>
            </text:list-item>
            <text:list-item>
              <text:p text:style-name="P4">Andre emner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2:17:05.556549783</meta:creation-date>
    <dc:date>2019-01-07T12:25:42.149364584</dc:date>
    <meta:editing-duration>PT8M35S</meta:editing-duration>
    <meta:editing-cycles>6</meta:editing-cycles>
    <meta:generator>LibreOffice/6.1.4.2$Linux_X86_64 LibreOffice_project/10$Build-2</meta:generator>
    <meta:document-statistic meta:table-count="0" meta:image-count="0" meta:object-count="0" meta:page-count="13" meta:paragraph-count="54" meta:word-count="175" meta:character-count="1045" meta:non-whitespace-character-count="952"/>
  </office:meta>
</office:document-meta>
</file>